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4cc" officeooo:paragraph-rsid="000e74cc"/>
    </style:style>
    <style:style style:name="P2" style:family="paragraph" style:parent-style-name="Title">
      <style:text-properties officeooo:rsid="00130aee" officeooo:paragraph-rsid="00130aee"/>
    </style:style>
    <style:style style:name="P3" style:family="paragraph" style:parent-style-name="Standard">
      <style:text-properties officeooo:rsid="000d2fa6" officeooo:paragraph-rsid="00120774"/>
    </style:style>
    <style:style style:name="P4" style:family="paragraph" style:parent-style-name="Standard">
      <style:text-properties officeooo:rsid="000d2fa6" officeooo:paragraph-rsid="00130aee"/>
    </style:style>
    <style:style style:name="P5" style:family="paragraph" style:parent-style-name="Standard">
      <style:text-properties officeooo:rsid="000e74cc" officeooo:paragraph-rsid="000e74cc"/>
    </style:style>
    <style:style style:name="P6" style:family="paragraph" style:parent-style-name="Standard">
      <style:text-properties officeooo:rsid="00130aee" officeooo:paragraph-rsid="00130aee"/>
    </style:style>
    <style:style style:name="P7" style:family="paragraph" style:parent-style-name="Standard">
      <style:text-properties officeooo:rsid="0013d63e" officeooo:paragraph-rsid="0013d63e"/>
    </style:style>
    <style:style style:name="T1" style:family="text">
      <style:text-properties officeooo:rsid="00100ad7"/>
    </style:style>
    <style:style style:name="T2" style:family="text">
      <style:text-properties officeooo:rsid="00120774"/>
    </style:style>
    <style:style style:name="T3" style:family="text">
      <style:text-properties officeooo:rsid="00130aee"/>
    </style:style>
    <style:style style:name="T4" style:family="text">
      <style:text-properties officeooo:rsid="0013d6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ercizio3</text:p>
      <text:p text:style-name="P3"><text:span text:style-name="T1">Il tempo di acquisizione dei file è di</text:span> 1.769 secondi, <text:span text:style-name="T2">ciò va ripetuto 2 volte, una per il caricamento nel vettore statico, l’altra per l’inserimento nella hashmap. I due tempi sono pressochè uguali, quindi non li ho specificati.</text:span></text:p>
      <text:p text:style-name="P4"><text:span text:style-name="T2">Il seed per generare i numeri casuali è 3959, seed ottenuto casualmente da una stringa inserita da me, in modo da ottenere le stesse keys.</text:span></text:p>
      <text:p text:style-name="P4"><text:span text:style-name="T3">I tempi per </text:span><text:s/><text:span text:style-name="T3">il recupero dei valori associati alla keys sono i seguenti.</text:span></text:p>
      <text:p text:style-name="P1"><text:span text:style-name="T3">H</text:span>ashmap: 1.12<text:span text:style-name="T1">2s</text:span></text:p>
      <text:p text:style-name="P1">Array: 5.13<text:span text:style-name="T1">4s</text:span></text:p>
      <text:p text:style-name="P6">Si può notare che il tempo di esecuzione è minore per l’HashMap rispetto al vettore.</text:p>
      <text:p text:style-name="P6">Ciò è dovuto a come ho implementato la struttura dati: avendo impostato la dimensione dalla struttura pari al numero di entry <text:span text:style-name="T4">e non essendoci chiavi duplicate fra le coppie di dati fornite in input non ho collisioni (per quanto la libreria sia programmata per gestirle).</text:span></text:p>
      <text:p text:style-name="P7">Il tempo di accesso usando la mia struttura dati è quindi O(n) e non O(nlogn)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8:32:09.307574517</meta:creation-date>
    <meta:generator>LibreOffice/6.1.6.3$Linux_X86_64 LibreOffice_project/10$Build-3</meta:generator>
    <dc:date>2020-04-09T00:07:33.730533143</dc:date>
    <meta:editing-duration>PT15M8S</meta:editing-duration>
    <meta:editing-cycles>4</meta:editing-cycles>
    <meta:document-statistic meta:table-count="0" meta:image-count="0" meta:object-count="0" meta:page-count="1" meta:paragraph-count="9" meta:word-count="156" meta:character-count="908" meta:non-whitespace-character-count="760"/>
  </office:meta>
</office:document-meta>
</file>